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top="0in" fo:margin-bottom="0.0402in" style:writing-mode="lr-tb"/>
    </style:style>
    <style:style style:name="P30" style:family="paragraph" style:parent-style-name="Standard">
      <style:paragraph-properties fo:margin-top="0in" fo:margin-bottom="0.0402in" style:writing-mode="lr-tb"/>
      <style:text-properties fo:font-style="italic" style:font-style-asian="italic" style:font-style-complex="italic"/>
    </style:style>
    <style:style style:name="P31" style:family="paragraph" style:parent-style-name="Standard">
      <style:paragraph-properties fo:margin-left="0.4165in" fo:margin-right="0in" fo:margin-top="0in" fo:margin-bottom="0.0402in" fo:text-indent="0in" style:auto-text-indent="false" style:writing-mode="lr-tb"/>
    </style:style>
    <style:style style:name="P32"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5"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6"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7" style:family="paragraph" style:parent-style-name="Div">
      <style:paragraph-properties fo:margin-left="0.4083in" fo:margin-right="0in" fo:margin-top="0in" fo:margin-bottom="0.0402in" fo:text-indent="0in" style:auto-text-indent="false" style:writing-mode="lr-tb"/>
    </style:style>
    <style:style style:name="P38"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39" style:family="paragraph" style:parent-style-name="Div">
      <style:paragraph-properties fo:margin-left="0.4417in" fo:margin-right="0in" fo:margin-top="0in" fo:margin-bottom="0.0402in" fo:text-indent="0in" style:auto-text-indent="false" style:writing-mode="lr-tb"/>
    </style:style>
    <style:style style:name="P40"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orashon: The Musical</text:p>
      <text:p text:style-name="P20"/>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text:soft-page-break/>_Annai: They have drugs for that sort of thing.  You should look into it.</text:p>
      <text:p text:style-name="P16">_Thisone: Maybe I will.</text:p>
      <text:p text:style-name="P16"/>
      <text:p text:style-name="P17">Music swells in background; Ogre sings another verse</text:p>
      <text:p text:style-name="P26"><text:span text:style-name="T1">It was a misty morning afternoon</text:spa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6"/>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text:soft-page-break/>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 my friend, I canno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or DJ getup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text:soft-page-break/>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text:soft-page-break/>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text:soft-page-break/>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text:soft-page-break/>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text:soft-page-break/>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text:soft-page-break/>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text:soft-page-break/>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text:soft-page-break/>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text:soft-page-break/>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half of me's in love/I'm half in love!)</text:p>
      <text:p text:style-name="P5"/>
      <text:p text:style-name="P17">Scene: private booth at a fancy restaurant</text:p>
      <text:p text:style-name="P17">Annai is already sitting in the booth; Thisone ports in. </text:p>
      <text:p text:style-name="P17"/>
      <text:p text:style-name="P16">_Annai: Hey stranger.  Come here often?</text:p>
      <text:p text:style-name="P16">_Thisone: Hey. (After a little hesitation, he pecks her on the cheek)</text:p>
      <text:p text:style-name="P16"><text:soft-page-break/>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text:soft-page-break/>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text:soft-page-break/>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text:soft-page-break/>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 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text:soft-page-break/>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oft-page-break/><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Won't you smile on me?</text:span> </text:p>
      <text:p text:style-name="P4"/>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text:soft-page-break/>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ing to burn like a star</text:p>
      <text:p text:style-name="P23"><text:soft-page-break/>Play that guitar</text:p>
      <text:p text:style-name="P23">Singing a song</text:p>
      <text:p text:style-name="P23">It won't tak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 drive a thirty foot car</text:p>
      <text:p text:style-name="P23">I own a house in the woods</text:p>
      <text:p text:style-name="P23">I've got material goods</text:p>
      <text:p text:style-name="P23">I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 -- played by the Ogre)</text:p>
      <text:p text:style-name="P23"/>
      <text:p text:style-name="P23">Nebulous plans</text:p>
      <text:p text:style-name="P23">Backed up by hopeless demand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text:soft-page-break/>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text:soft-page-break/>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text:soft-page-break/>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text:soft-page-break/>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text:soft-page-break/>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text:soft-page-break/>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text:soft-page-break/>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6">_Morashon: Goodbye, Annai. (he disappears)</text:p>
      <text:p text:style-name="P16">_Annai: (after a short pause) Goodbye.</text:p>
      <text:p text:style-name="P17"/>
      <text:p text:style-name="P17">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7">Now as the years unwind</text:p>
      <text:p text:style-name="P27">Our love so true</text:p>
      <text:p text:style-name="P27">The morning sun illuminates our view</text:p>
      <text:p text:style-name="P26"><text:span text:style-name="T1">And when it's hard on me and you</text:span></text:p>
      <text:p text:style-name="P26"><text:span text:style-name="T1">We think of Starlite</text:span><text:span text:style-name="T4">tm</text:span><text:span text:style-name="T1"> we once new</text:span></text:p>
      <text:p text:style-name="P27"><text:soft-page-break/></text:p>
      <text:p text:style-name="P27"/>
      <text:p text:style-name="P17">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text:soft-page-break/>_Thisone: I -- I love you too.  But that wasn't</text:p>
      <text:p text:style-name="P17"/>
      <text:p text:style-name="P17">They kiss passionately as the music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text:soft-page-break/></text:p>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_Thisone (as Morashon): Thank you for coming.  This will be my farewell performance.  </text:p>
      <text:p text:style-name="P16"/>
      <text:p text:style-name="P17">(boos and whistles from crowd, murmuring)</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text:soft-page-break/></text:p>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text:soft-page-break/>You've got to make some changes in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And it breaks you</text:p>
      <text:p text:style-name="P12">So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llow, almost heartless</text:p>
      <text:p text:style-name="P12">Sometimes</text:p>
      <text:p text:style-name="P12">You think</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ah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37"><text:span text:style-name="T1">Put your hand</text:span> </text:p>
      <text:p text:style-name="P37"/>
      <text:p text:style-name="P12">Sometimes, sometimes...</text:p>
      <text:p text:style-name="P12"/>
      <text:p text:style-name="P12"><text:soft-page-break/>Put your hand</text:p>
      <text:p text:style-name="P12">Put your hand...</text:p>
      <text:p text:style-name="P13">Put your hand</text:p>
      <text:p text:style-name="P13">In the mouth of truth</text:p>
      <text:p text:style-name="P17"/>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text:span text:style-name="T1">(voices of Morashon and Annai in unison:) </text:span>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text:soft-page-break/>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text:soft-page-break/></text:p>
      <text:p text:style-name="P17">Lights dim except for spot on Thisone.</text:p>
      <text:p text:style-name="P17">Song: God Is Blue</text:p>
      <text:p text:style-name="P17">Sung by: Thisone</text:p>
      <text:p text:style-name="P17"/>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5"/>
      <text:p text:style-name="P15"/>
      <text:p text:style-name="P3">(Morashon:)</text:p>
      <text:p text:style-name="P3">When the curtain falls</text:p>
      <text:p text:style-name="P3">I'll be there to take a bow</text:p>
      <text:p text:style-name="P3">They laugh and scream and holler</text:p>
      <text:p text:style-name="P3">I'm the one for now</text:p>
      <text:p text:style-name="P3"><text:soft-page-break/>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text:soft-page-break/>Who was the chosen one</text:p>
      <text:p text:style-name="P3">Lit by the midnight sun</text:p>
      <text:p text:style-name="P3">They'll call him Morashon</text:p>
      <text:p text:style-name="P1"/>
      <text:p text:style-name="P1"><text:span text:style-name="T1">I sing                                       Someone's gotta burn </text:span></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will be</text:p>
      <text:p text:style-name="P24">Morashon will be</text:p>
      <text:p text:style-name="P24">Morashon will be...</text:p>
      <text:p text:style-name="P24"/>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Credits ro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40</meta:editing-cycles>
    <dc:date>2012-08-30T23:38:03</dc:date>
    <meta:editing-duration>P9DT5H14M25S</meta:editing-duration>
    <meta:document-statistic meta:table-count="0" meta:image-count="0" meta:object-count="0" meta:page-count="46" meta:paragraph-count="1728" meta:word-count="19399" meta:character-count="108663" meta:non-whitespace-character-count="89271"/>
  </office:meta>
</office:document-meta>
</file>